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mnno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emester</text:p>
          </table:table-cell>
        </table:table-row>
        <table:table-row table:style-name="ro1">
          <table:table-cell office:value-type="float" office:value="16150035" calcext:value-type="float">
            <text:p>16150035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2016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6" calcext:value-type="float">
            <text:p>16150036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456" calcext:value-type="float">
            <text:p>10456</text:p>
          </table:table-cell>
          <table:table-cell office:value-type="string" calcext:value-type="string">
            <text:p>2016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7" calcext:value-type="float">
            <text:p>16150037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2016-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8" calcext:value-type="float">
            <text:p>16150038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458" calcext:value-type="float">
            <text:p>10458</text:p>
          </table:table-cell>
          <table:table-cell office:value-type="string" calcext:value-type="string">
            <text:p>2016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9" calcext:value-type="float">
            <text:p>16150039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459" calcext:value-type="float">
            <text:p>10459</text:p>
          </table:table-cell>
          <table:table-cell office:value-type="string" calcext:value-type="string">
            <text:p>2016-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0" calcext:value-type="float">
            <text:p>16150040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2016-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1" calcext:value-type="float">
            <text:p>16150041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2016-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2" calcext:value-type="float">
            <text:p>16150042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2016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3" calcext:value-type="float">
            <text:p>16150043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463" calcext:value-type="float">
            <text:p>10463</text:p>
          </table:table-cell>
          <table:table-cell office:value-type="string" calcext:value-type="string">
            <text:p>2016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4" calcext:value-type="float">
            <text:p>16150044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464" calcext:value-type="float">
            <text:p>10464</text:p>
          </table:table-cell>
          <table:table-cell office:value-type="string" calcext:value-type="string">
            <text:p>2016-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5" calcext:value-type="float">
            <text:p>16150045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465" calcext:value-type="float">
            <text:p>10465</text:p>
          </table:table-cell>
          <table:table-cell office:value-type="string" calcext:value-type="string">
            <text:p>2016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6" calcext:value-type="float">
            <text:p>16150046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2016-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7" calcext:value-type="float">
            <text:p>16150047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467" calcext:value-type="float">
            <text:p>10467</text:p>
          </table:table-cell>
          <table:table-cell office:value-type="string" calcext:value-type="string">
            <text:p>2016-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8" calcext:value-type="float">
            <text:p>16150048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468" calcext:value-type="float">
            <text:p>10468</text:p>
          </table:table-cell>
          <table:table-cell office:value-type="string" calcext:value-type="string">
            <text:p>2016-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49" calcext:value-type="float">
            <text:p>16150049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469" calcext:value-type="float">
            <text:p>10469</text:p>
          </table:table-cell>
          <table:table-cell office:value-type="string" calcext:value-type="string">
            <text:p>2016-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0" calcext:value-type="float">
            <text:p>16150050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2016-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1" calcext:value-type="float">
            <text:p>16150051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471" calcext:value-type="float">
            <text:p>10471</text:p>
          </table:table-cell>
          <table:table-cell office:value-type="string" calcext:value-type="string">
            <text:p>2016-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2" calcext:value-type="float">
            <text:p>16150052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472" calcext:value-type="float">
            <text:p>10472</text:p>
          </table:table-cell>
          <table:table-cell office:value-type="string" calcext:value-type="string">
            <text:p>2016-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3" calcext:value-type="float">
            <text:p>16150053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473" calcext:value-type="float">
            <text:p>10473</text:p>
          </table:table-cell>
          <table:table-cell office:value-type="string" calcext:value-type="string">
            <text:p>2016-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4" calcext:value-type="float">
            <text:p>16150054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2016-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5" calcext:value-type="float">
            <text:p>16150055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2016-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6" calcext:value-type="float">
            <text:p>16150056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476" calcext:value-type="float">
            <text:p>10476</text:p>
          </table:table-cell>
          <table:table-cell office:value-type="string" calcext:value-type="string">
            <text:p>2016-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7" calcext:value-type="float">
            <text:p>16150057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2016-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8" calcext:value-type="float">
            <text:p>16150058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478" calcext:value-type="float">
            <text:p>10478</text:p>
          </table:table-cell>
          <table:table-cell office:value-type="string" calcext:value-type="string">
            <text:p>2016-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59" calcext:value-type="float">
            <text:p>16150059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479" calcext:value-type="float">
            <text:p>10479</text:p>
          </table:table-cell>
          <table:table-cell office:value-type="string" calcext:value-type="string">
            <text:p>2016-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0" calcext:value-type="float">
            <text:p>16150060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2016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1" calcext:value-type="float">
            <text:p>16150061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481" calcext:value-type="float">
            <text:p>10481</text:p>
          </table:table-cell>
          <table:table-cell office:value-type="string" calcext:value-type="string">
            <text:p>2016-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2" calcext:value-type="float">
            <text:p>16150062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482" calcext:value-type="float">
            <text:p>10482</text:p>
          </table:table-cell>
          <table:table-cell office:value-type="string" calcext:value-type="string">
            <text:p>2016-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3" calcext:value-type="float">
            <text:p>16150063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483" calcext:value-type="float">
            <text:p>10483</text:p>
          </table:table-cell>
          <table:table-cell office:value-type="string" calcext:value-type="string">
            <text:p>2016-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4" calcext:value-type="float">
            <text:p>16150064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484" calcext:value-type="float">
            <text:p>10484</text:p>
          </table:table-cell>
          <table:table-cell office:value-type="string" calcext:value-type="string">
            <text:p>2016-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5" calcext:value-type="float">
            <text:p>16150065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2016-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6" calcext:value-type="float">
            <text:p>16150066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2016-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7" calcext:value-type="float">
            <text:p>16150067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487" calcext:value-type="float">
            <text:p>10487</text:p>
          </table:table-cell>
          <table:table-cell office:value-type="string" calcext:value-type="string">
            <text:p>2016-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8" calcext:value-type="float">
            <text:p>16150068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488" calcext:value-type="float">
            <text:p>10488</text:p>
          </table:table-cell>
          <table:table-cell office:value-type="string" calcext:value-type="string">
            <text:p>2016-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69" calcext:value-type="float">
            <text:p>16150069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2016-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0" calcext:value-type="float">
            <text:p>16150070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2016-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1" calcext:value-type="float">
            <text:p>16150071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2016-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2" calcext:value-type="float">
            <text:p>16150072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492" calcext:value-type="float">
            <text:p>10492</text:p>
          </table:table-cell>
          <table:table-cell office:value-type="string" calcext:value-type="string">
            <text:p>2016-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3" calcext:value-type="float">
            <text:p>16150073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2016-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4" calcext:value-type="float">
            <text:p>16150074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494" calcext:value-type="float">
            <text:p>10494</text:p>
          </table:table-cell>
          <table:table-cell office:value-type="string" calcext:value-type="string">
            <text:p>2016-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5" calcext:value-type="float">
            <text:p>16150075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2016-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6" calcext:value-type="float">
            <text:p>16150076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496" calcext:value-type="float">
            <text:p>10496</text:p>
          </table:table-cell>
          <table:table-cell office:value-type="string" calcext:value-type="string">
            <text:p>2016-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7" calcext:value-type="float">
            <text:p>16150077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497" calcext:value-type="float">
            <text:p>10497</text:p>
          </table:table-cell>
          <table:table-cell office:value-type="string" calcext:value-type="string">
            <text:p>2016-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8" calcext:value-type="float">
            <text:p>16150078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498" calcext:value-type="float">
            <text:p>10498</text:p>
          </table:table-cell>
          <table:table-cell office:value-type="string" calcext:value-type="string">
            <text:p>2016-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79" calcext:value-type="float">
            <text:p>16150079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2016-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0" calcext:value-type="float">
            <text:p>16150080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2016-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1" calcext:value-type="float">
            <text:p>16150081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2016-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2" calcext:value-type="float">
            <text:p>16150082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502" calcext:value-type="float">
            <text:p>10502</text:p>
          </table:table-cell>
          <table:table-cell office:value-type="string" calcext:value-type="string">
            <text:p>2016-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3" calcext:value-type="float">
            <text:p>16150083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503" calcext:value-type="float">
            <text:p>10503</text:p>
          </table:table-cell>
          <table:table-cell office:value-type="string" calcext:value-type="string">
            <text:p>2016-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4" calcext:value-type="float">
            <text:p>16150084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504" calcext:value-type="float">
            <text:p>10504</text:p>
          </table:table-cell>
          <table:table-cell office:value-type="string" calcext:value-type="string">
            <text:p>2016-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5" calcext:value-type="float">
            <text:p>16150085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505" calcext:value-type="float">
            <text:p>10505</text:p>
          </table:table-cell>
          <table:table-cell office:value-type="string" calcext:value-type="string">
            <text:p>2016-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6" calcext:value-type="float">
            <text:p>16150086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506" calcext:value-type="float">
            <text:p>10506</text:p>
          </table:table-cell>
          <table:table-cell office:value-type="string" calcext:value-type="string">
            <text:p>2016-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7" calcext:value-type="float">
            <text:p>16150087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2016-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8" calcext:value-type="float">
            <text:p>16150088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508" calcext:value-type="float">
            <text:p>10508</text:p>
          </table:table-cell>
          <table:table-cell office:value-type="string" calcext:value-type="string">
            <text:p>2016-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89" calcext:value-type="float">
            <text:p>16150089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09" calcext:value-type="float">
            <text:p>10509</text:p>
          </table:table-cell>
          <table:table-cell office:value-type="string" calcext:value-type="string">
            <text:p>2016-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0" calcext:value-type="float">
            <text:p>16150090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2016-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1" calcext:value-type="float">
            <text:p>16150091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511" calcext:value-type="float">
            <text:p>10511</text:p>
          </table:table-cell>
          <table:table-cell office:value-type="string" calcext:value-type="string">
            <text:p>2016-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2" calcext:value-type="float">
            <text:p>16150092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2016-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3" calcext:value-type="float">
            <text:p>16150093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513" calcext:value-type="float">
            <text:p>10513</text:p>
          </table:table-cell>
          <table:table-cell office:value-type="string" calcext:value-type="string">
            <text:p>2016-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4" calcext:value-type="float">
            <text:p>16150094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514" calcext:value-type="float">
            <text:p>10514</text:p>
          </table:table-cell>
          <table:table-cell office:value-type="string" calcext:value-type="string">
            <text:p>2016-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5" calcext:value-type="float">
            <text:p>16150095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515" calcext:value-type="float">
            <text:p>10515</text:p>
          </table:table-cell>
          <table:table-cell office:value-type="string" calcext:value-type="string">
            <text:p>2016-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6" calcext:value-type="float">
            <text:p>16150096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2016-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7" calcext:value-type="float">
            <text:p>16150097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517" calcext:value-type="float">
            <text:p>10517</text:p>
          </table:table-cell>
          <table:table-cell office:value-type="string" calcext:value-type="string">
            <text:p>2016-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8" calcext:value-type="float">
            <text:p>16150098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2016-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99" calcext:value-type="float">
            <text:p>16150099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519" calcext:value-type="float">
            <text:p>10519</text:p>
          </table:table-cell>
          <table:table-cell office:value-type="string" calcext:value-type="string">
            <text:p>2016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0" calcext:value-type="float">
            <text:p>16150100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2016-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1" calcext:value-type="float">
            <text:p>16150101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521" calcext:value-type="float">
            <text:p>10521</text:p>
          </table:table-cell>
          <table:table-cell office:value-type="string" calcext:value-type="string">
            <text:p>2016-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2" calcext:value-type="float">
            <text:p>16150102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522" calcext:value-type="float">
            <text:p>10522</text:p>
          </table:table-cell>
          <table:table-cell office:value-type="string" calcext:value-type="string">
            <text:p>2016-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3" calcext:value-type="float">
            <text:p>16150103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523" calcext:value-type="float">
            <text:p>10523</text:p>
          </table:table-cell>
          <table:table-cell office:value-type="string" calcext:value-type="string">
            <text:p>2016-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4" calcext:value-type="float">
            <text:p>16150104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2016-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5" calcext:value-type="float">
            <text:p>16150105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525" calcext:value-type="float">
            <text:p>10525</text:p>
          </table:table-cell>
          <table:table-cell office:value-type="string" calcext:value-type="string">
            <text:p>2016-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6" calcext:value-type="float">
            <text:p>16150106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526" calcext:value-type="float">
            <text:p>10526</text:p>
          </table:table-cell>
          <table:table-cell office:value-type="string" calcext:value-type="string">
            <text:p>2016-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7" calcext:value-type="float">
            <text:p>16150107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27" calcext:value-type="float">
            <text:p>10527</text:p>
          </table:table-cell>
          <table:table-cell office:value-type="string" calcext:value-type="string">
            <text:p>2016-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8" calcext:value-type="float">
            <text:p>16150108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528" calcext:value-type="float">
            <text:p>10528</text:p>
          </table:table-cell>
          <table:table-cell office:value-type="string" calcext:value-type="string">
            <text:p>2016-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09" calcext:value-type="float">
            <text:p>16150109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529" calcext:value-type="float">
            <text:p>10529</text:p>
          </table:table-cell>
          <table:table-cell office:value-type="string" calcext:value-type="string">
            <text:p>2016-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0" calcext:value-type="float">
            <text:p>16150110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2016-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1" calcext:value-type="float">
            <text:p>16150111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531" calcext:value-type="float">
            <text:p>10531</text:p>
          </table:table-cell>
          <table:table-cell office:value-type="string" calcext:value-type="string">
            <text:p>2016-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2" calcext:value-type="float">
            <text:p>16150112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532" calcext:value-type="float">
            <text:p>10532</text:p>
          </table:table-cell>
          <table:table-cell office:value-type="string" calcext:value-type="string">
            <text:p>2016-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3" calcext:value-type="float">
            <text:p>16150113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533" calcext:value-type="float">
            <text:p>10533</text:p>
          </table:table-cell>
          <table:table-cell office:value-type="string" calcext:value-type="string">
            <text:p>2016-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4" calcext:value-type="float">
            <text:p>16150114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534" calcext:value-type="float">
            <text:p>10534</text:p>
          </table:table-cell>
          <table:table-cell office:value-type="string" calcext:value-type="string">
            <text:p>2016-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5" calcext:value-type="float">
            <text:p>16150115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535" calcext:value-type="float">
            <text:p>10535</text:p>
          </table:table-cell>
          <table:table-cell office:value-type="string" calcext:value-type="string">
            <text:p>2016-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6" calcext:value-type="float">
            <text:p>16150116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2016-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7" calcext:value-type="float">
            <text:p>16150117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537" calcext:value-type="float">
            <text:p>10537</text:p>
          </table:table-cell>
          <table:table-cell office:value-type="string" calcext:value-type="string">
            <text:p>2016-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8" calcext:value-type="float">
            <text:p>16150118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538" calcext:value-type="float">
            <text:p>10538</text:p>
          </table:table-cell>
          <table:table-cell office:value-type="string" calcext:value-type="string">
            <text:p>2016-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19" calcext:value-type="float">
            <text:p>16150119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539" calcext:value-type="float">
            <text:p>10539</text:p>
          </table:table-cell>
          <table:table-cell office:value-type="string" calcext:value-type="string">
            <text:p>2016-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0" calcext:value-type="float">
            <text:p>16150120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2016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1" calcext:value-type="float">
            <text:p>16150121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2016-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2" calcext:value-type="float">
            <text:p>16150122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542" calcext:value-type="float">
            <text:p>10542</text:p>
          </table:table-cell>
          <table:table-cell office:value-type="string" calcext:value-type="string">
            <text:p>2016-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3" calcext:value-type="float">
            <text:p>16150123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543" calcext:value-type="float">
            <text:p>10543</text:p>
          </table:table-cell>
          <table:table-cell office:value-type="string" calcext:value-type="string">
            <text:p>2016-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4" calcext:value-type="float">
            <text:p>16150124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2016-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5" calcext:value-type="float">
            <text:p>16150125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45" calcext:value-type="float">
            <text:p>10545</text:p>
          </table:table-cell>
          <table:table-cell office:value-type="string" calcext:value-type="string">
            <text:p>2016-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6" calcext:value-type="float">
            <text:p>16150126</text:p>
          </table:table-cell>
          <table:table-cell office:value-type="string" calcext:value-type="string">
            <text:p>salini</text:p>
          </table:table-cell>
          <table:table-cell office:value-type="string" calcext:value-type="string">
            <text:p>computer</text:p>
          </table:table-cell>
          <table:table-cell office:value-type="float" office:value="10546" calcext:value-type="float">
            <text:p>10546</text:p>
          </table:table-cell>
          <table:table-cell office:value-type="string" calcext:value-type="string">
            <text:p>2016-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7" calcext:value-type="float">
            <text:p>16150127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computer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2016-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8" calcext:value-type="float">
            <text:p>16150128</text:p>
          </table:table-cell>
          <table:table-cell office:value-type="string" calcext:value-type="string">
            <text:p>sibikumar</text:p>
          </table:table-cell>
          <table:table-cell office:value-type="string" calcext:value-type="string">
            <text:p>computer</text:p>
          </table:table-cell>
          <table:table-cell office:value-type="float" office:value="10548" calcext:value-type="float">
            <text:p>10548</text:p>
          </table:table-cell>
          <table:table-cell office:value-type="string" calcext:value-type="string">
            <text:p>2016-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29" calcext:value-type="float">
            <text:p>16150129</text:p>
          </table:table-cell>
          <table:table-cell office:value-type="string" calcext:value-type="string">
            <text:p>silpa</text:p>
          </table:table-cell>
          <table:table-cell office:value-type="string" calcext:value-type="string">
            <text:p>computer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2016-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30" calcext:value-type="float">
            <text:p>16150130</text:p>
          </table:table-cell>
          <table:table-cell office:value-type="string" calcext:value-type="string">
            <text:p>silpar</text:p>
          </table:table-cell>
          <table:table-cell office:value-type="string" calcext:value-type="string">
            <text:p>computer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2016-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31" calcext:value-type="float">
            <text:p>16150131</text:p>
          </table:table-cell>
          <table:table-cell office:value-type="string" calcext:value-type="string">
            <text:p>sivakumar</text:p>
          </table:table-cell>
          <table:table-cell office:value-type="string" calcext:value-type="string">
            <text:p>computer</text:p>
          </table:table-cell>
          <table:table-cell office:value-type="float" office:value="10551" calcext:value-type="float">
            <text:p>10551</text:p>
          </table:table-cell>
          <table:table-cell office:value-type="string" calcext:value-type="string">
            <text:p>2016-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32" calcext:value-type="float">
            <text:p>16150132</text:p>
          </table:table-cell>
          <table:table-cell office:value-type="string" calcext:value-type="string">
            <text:p>tasreef</text:p>
          </table:table-cell>
          <table:table-cell office:value-type="string" calcext:value-type="string">
            <text:p>computer</text:p>
          </table:table-cell>
          <table:table-cell office:value-type="float" office:value="10552" calcext:value-type="float">
            <text:p>10552</text:p>
          </table:table-cell>
          <table:table-cell office:value-type="string" calcext:value-type="string">
            <text:p>2016-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33" calcext:value-type="float">
            <text:p>16150133</text:p>
          </table:table-cell>
          <table:table-cell office:value-type="string" calcext:value-type="string">
            <text:p>vijina</text:p>
          </table:table-cell>
          <table:table-cell office:value-type="string" calcext:value-type="string">
            <text:p>computer</text:p>
          </table:table-cell>
          <table:table-cell office:value-type="float" office:value="10553" calcext:value-type="float">
            <text:p>10553</text:p>
          </table:table-cell>
          <table:table-cell office:value-type="string" calcext:value-type="string">
            <text:p>2016-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134" calcext:value-type="float">
            <text:p>16150134</text:p>
          </table:table-cell>
          <table:table-cell office:value-type="string" calcext:value-type="string">
            <text:p>Rijo</text:p>
          </table:table-cell>
          <table:table-cell office:value-type="string" calcext:value-type="string">
            <text:p>computer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2016-118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08:40:24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7:05:48.731000000</meta:creation-date>
    <dc:date>2019-01-15T08:45:18.811000000</dc:date>
    <meta:editing-duration>PT10M1S</meta:editing-duration>
    <meta:editing-cycles>3</meta:editing-cycles>
    <meta:generator>LibreOffice/6.1.3.2$Windows_X86_64 LibreOffice_project/86daf60bf00efa86ad547e59e09d6bb77c699acb</meta:generator>
    <meta:document-statistic meta:table-count="1" meta:cell-count="606" meta:object-count="0"/>
  </office:meta>
</office:document-meta>
</file>